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3701in"/>
    </style:style>
    <style:style style:name="co8" style:family="table-column">
      <style:table-column-properties fo:break-before="auto" style:column-width="3.9665in"/>
    </style:style>
    <style:style style:name="co9" style:family="table-column">
      <style:table-column-properties fo:break-before="auto" style:column-width="4.0638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4.0953in"/>
    </style:style>
    <style:style style:name="co13" style:family="table-column">
      <style:table-column-properties fo:break-before="auto" style:column-width="4.9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office:forms form:automatic-focus="false" form:apply-design-mode="false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OM - pouch, horizontal, 25x16x9 mm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2]*[.B2]" office:value-type="float" office:value="1.25" calcext:value-type="float">
            <text:p>1.25</text:p>
          </table:table-cell>
          <table:table-cell office:value-type="string" calcext:value-type="string">
            <text:p>https://www.shelbyoutdoor.com/product_info.php?products_id=4483</text:p>
          </table:table-cell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3.78" calcext:value-type="float">
            <text:p>3.78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 0.28*2 + 0.7+0.2" office:value-type="float" office:value="1.46" calcext:value-type="float">
            <text:p>1.46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628" calcext:value-type="float">
            <text:p>2.628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D6]*[.B6]" office:value-type="float" office:value="2.4" calcext:value-type="float">
            <text:p>2.4</text:p>
          </table:table-cell>
          <table:table-cell office:value-type="string" calcext:value-type="string">
            <text:p>https://www.shelbyoutdoor.com/product_info.php?products_id=8498</text:p>
          </table:table-cell>
        </table:table-row>
        <table:table-row table:style-name="ro1">
          <table:table-cell office:value-type="string" calcext:value-type="string">
            <text:p>PALS polyethylene stiff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D7]*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age fe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2:.E8])" office:value-type="float" office:value="13.558" calcext:value-type="float">
            <text:p>13.55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l at</text:p>
          </table:table-cell>
          <table:table-cell table:formula="of:=1.5*[.E9]" office:value-type="float" office:value="20.337" calcext:value-type="float">
            <text:p>20.337</text:p>
          </table:table-cell>
          <table:table-cell/>
        </table:table-row>
      </table:table>
      <table:table table:name="BOM - pouch, vertical, large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7.56" calcext:value-type="float">
            <text:p>7.56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0.36*2 + 0.16*2 + 2*0.1" office:value-type="float" office:value="1.24" calcext:value-type="float">
            <text:p>1.24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232" calcext:value-type="float">
            <text:p>2.232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ITW Nexus SR buckle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6]*[.B6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ITW Nexus SR buckle recepta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7]*[.B7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Edge binding 20mm 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r</text:p>
          </table:table-cell>
          <table:table-cell office:value-type="float" office:value="0.4" calcext:value-type="float">
            <text:p>0.4</text:p>
          </table:table-cell>
          <table:table-cell table:formula="of:=[.D8]*[.B8]" office:value-type="float" office:value="1.2" calcext:value-type="float">
            <text:p>1.2</text:p>
          </table:table-cell>
          <table:table-cell office:value-type="string" calcext:value-type="string">
            <text:p>https://www.shelbyoutdoor.com/product_info.php?products_id=107</text:p>
          </table:table-cell>
        </table:table-row>
        <table:table-row table:style-name="ro1">
          <table:table-cell office:value-type="string" calcext:value-type="string">
            <text:p>Shelby tent floor fabri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7.9" calcext:value-type="float">
            <text:p>7.9</text:p>
          </table:table-cell>
          <table:table-cell table:formula="of:=[.D9]*[.B9]" office:value-type="float" office:value="1.58" calcext:value-type="float">
            <text:p>1.58</text:p>
          </table:table-cell>
          <table:table-cell office:value-type="string" calcext:value-type="string">
            <text:p>https://www.shelbyoutdoor.com/product_info.php?products_id=6774</text:p>
          </table:table-cell>
        </table:table-row>
        <table:table-row table:style-name="ro1">
          <table:table-cell office:value-type="string" calcext:value-type="string">
            <text:p>Samson amsteel 2.5m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1.5" calcext:value-type="float">
            <text:p>1.5</text:p>
          </table:table-cell>
          <table:table-cell table:formula="of:=[.D10]*[.B10]" office:value-type="float" office:value="0.75" calcext:value-type="float">
            <text:p>0.75</text:p>
          </table:table-cell>
          <table:table-cell office:value-type="string" calcext:value-type="string">
            <text:p>https://www.shelbyoutdoor.com/product_info.php?products_id=3141</text:p>
          </table:table-cell>
        </table:table-row>
        <table:table-row table:style-name="ro1">
          <table:table-cell office:value-type="string" calcext:value-type="string">
            <text:p>ch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1" calcext:value-type="float">
            <text:p>1</text:p>
          </table:table-cell>
          <table:table-cell office:value-type="string" calcext:value-type="string">
            <text:p>https://www.varusteleka.fi/fi/product/narulukko/627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3:.E11])" office:value-type="float" office:value="18.122" calcext:value-type="float">
            <text:p>18.122</text:p>
          </table:table-cell>
          <table:table-cell/>
        </table:table-row>
      </table:table>
      <table:table table:name="balance shee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2">
          <table:table-cell table:style-name="ce1" office:value-type="string" calcext:value-type="string">
            <text:p>Order Date: Friday 08 September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144.20 €</text:p>
          </table:table-cell>
          <table:table-cell table:style-name="ce3" office:value-type="string" calcext:value-type="string">
            <text:p><text:a xlink:href="https://www.shelbyoutdoor.com/account_history_info.php?order_id=8111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80840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Sunday 27 August, 2023</text:p>
            <text:p>Shipped To: Jarmo Kivekäs</text:p>
          </table:table-cell>
          <table:table-cell table:style-name="ce1" office:value-type="string" calcext:value-type="string">
            <text:p>Products: 4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8084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9889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Wednesday 19 July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59.83 €</text:p>
          </table:table-cell>
          <table:table-cell table:style-name="ce3" office:value-type="string" calcext:value-type="string">
            <text:p><text:a xlink:href="https://www.shelbyoutdoor.com/account_history_info.php?order_id=79889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420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Thursday 18 May, 2023</text:p>
            <text:p>Shipped To: Jarmo Kivekäs</text:p>
          </table:table-cell>
          <table:table-cell table:style-name="ce1" office:value-type="string" calcext:value-type="string">
            <text:p>Products: 1</text:p>
            <text:p>Order Cost: 5.40 €</text:p>
          </table:table-cell>
          <table:table-cell table:style-name="ce3" office:value-type="string" calcext:value-type="string">
            <text:p><text:a xlink:href="https://www.shelbyoutdoor.com/account_history_info.php?order_id=7842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141 (Shipped out)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Order Date: Friday 05 May, 2023</text:p>
            <text:p>Shipped To: Jarmo Kivekäs</text:p>
          </table:table-cell>
          <table:table-cell table:style-name="ce1" office:value-type="string" calcext:value-type="string">
            <text:p>Products: 5</text:p>
            <text:p>Order Cost: 50.32 €</text:p>
          </table:table-cell>
          <table:table-cell table:style-name="ce3" office:value-type="string" calcext:value-type="string">
            <text:p><text:a xlink:href="https://www.shelbyoutdoor.com/account_history_info.php?order_id=78141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5177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Sunday 22 January, 2023</text:p>
            <text:p>Shipped To: Jarmo Kivekäs</text:p>
          </table:table-cell>
          <table:table-cell table:style-name="ce1" office:value-type="string" calcext:value-type="string">
            <text:p>Products: 2</text:p>
            <text:p>Order Cost: 19.50 €</text:p>
          </table:table-cell>
          <table:table-cell table:style-name="ce3" office:value-type="string" calcext:value-type="string">
            <text:p><text:a xlink:href="https://www.shelbyoutdoor.com/account_history_info.php?order_id=75177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4598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03 January, 2023</text:p>
            <text:p>Shipped To: Jarmo Kivekäs</text:p>
          </table:table-cell>
          <table:table-cell table:style-name="ce1" office:value-type="string" calcext:value-type="string">
            <text:p>Products: 3</text:p>
            <text:p>Order Cost: 98,56 €</text:p>
          </table:table-cell>
          <table:table-cell table:style-name="ce3" office:value-type="string" calcext:value-type="string">
            <text:p><text:a xlink:href="https://www.shelbyoutdoor.com/account_history_info.php?order_id=7459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5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1</text:p>
            <text:p>Order Cost: 10.00 €</text:p>
          </table:table-cell>
          <table:table-cell table:style-name="ce3" office:value-type="string" calcext:value-type="string">
            <text:p><text:a xlink:href="https://www.shelbyoutdoor.com/account_history_info.php?order_id=73535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4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8</text:p>
            <text:p>Order Cost: 66.78 €</text:p>
          </table:table-cell>
          <table:table-cell table:style-name="ce3" office:value-type="string" calcext:value-type="string">
            <text:p><text:a xlink:href="https://www.shelbyoutdoor.com/account_history_info.php?order_id=73534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2237 (Shipped out)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style-name="ce1" office:value-type="string" calcext:value-type="string">
            <text:p>Order Date: Wednesday 21 September, 2022</text:p>
            <text:p>Shipped To: Jarmo Kivekäs</text:p>
          </table:table-cell>
          <table:table-cell table:style-name="ce1" office:value-type="string" calcext:value-type="string">
            <text:p>Products: 5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72237" xlink:type="simple">View</text:a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rder Date: Friday 08 September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44.20 € </text:p>
          </table:table-cell>
          <table:table-cell office:value-type="string" calcext:value-type="string">
            <text:p>View</text:p>
          </table:table-cell>
          <table:table-cell table:formula="of:=ORG.LIBREOFFICE.REGEX([.A47]; &quot;Order Cost: ([1234567890.]*) €&quot;;&quot;$1&quot;)" office:value-type="string" office:string-value="144.20 " calcext:value-type="string">
            <text:p>144.2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8084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7 August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51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9889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19 Jul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9.83 € </text:p>
          </table:table-cell>
          <table:table-cell office:value-type="string" calcext:value-type="string">
            <text:p>View</text:p>
          </table:table-cell>
          <table:table-cell table:formula="of:=ORG.LIBREOFFICE.REGEX([.A55]; &quot;Order Cost: ([1234567890.]*) €&quot;;&quot;$1&quot;)" office:value-type="string" office:string-value="59.83 " calcext:value-type="string">
            <text:p>59.8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42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hursday 18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.40 € </text:p>
          </table:table-cell>
          <table:table-cell office:value-type="string" calcext:value-type="string">
            <text:p>View</text:p>
          </table:table-cell>
          <table:table-cell table:formula="of:=ORG.LIBREOFFICE.REGEX([.A59]; &quot;Order Cost: ([1234567890.]*) €&quot;;&quot;$1&quot;)" office:value-type="string" office:string-value="5.40 " calcext:value-type="string">
            <text:p>5.4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141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Friday 05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0.32 € </text:p>
          </table:table-cell>
          <table:table-cell office:value-type="string" calcext:value-type="string">
            <text:p>View</text:p>
          </table:table-cell>
          <table:table-cell table:formula="of:=ORG.LIBREOFFICE.REGEX([.A63]; &quot;Order Cost: ([1234567890.]*) €&quot;;&quot;$1&quot;)" office:value-type="string" office:string-value="50.32 " calcext:value-type="string">
            <text:p>50.3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517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2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9.50 € </text:p>
          </table:table-cell>
          <table:table-cell office:value-type="string" calcext:value-type="string">
            <text:p>View</text:p>
          </table:table-cell>
          <table:table-cell table:formula="of:=ORG.LIBREOFFICE.REGEX([.A67]; &quot;Order Cost: ([1234567890.]*) €&quot;;&quot;$1&quot;)" office:value-type="string" office:string-value="19.50 " calcext:value-type="string">
            <text:p>19.5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4598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03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98.56 € </text:p>
          </table:table-cell>
          <table:table-cell office:value-type="string" calcext:value-type="string">
            <text:p>View</text:p>
          </table:table-cell>
          <table:table-cell table:formula="of:=ORG.LIBREOFFICE.REGEX([.A71]; &quot;Order Cost: ([1234567890,.]*) €&quot;;&quot;$1&quot;)" office:value-type="string" office:string-value="98.56 " calcext:value-type="string">
            <text:p>98.56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3535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0.00 € </text:p>
          </table:table-cell>
          <table:table-cell office:value-type="string" calcext:value-type="string">
            <text:p>View</text:p>
          </table:table-cell>
          <table:table-cell table:formula="of:=ORG.LIBREOFFICE.REGEX([.A75]; &quot;Order Cost: ([1234567890.]*) €&quot;;&quot;$1&quot;)" office:value-type="string" office:string-value="10.00 " calcext:value-type="string">
            <text:p>10.00 </text:p>
          </table:table-cell>
          <table:table-cell table:formula="of:=[.C75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der Number: 73534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66.78 € </text:p>
          </table:table-cell>
          <table:table-cell office:value-type="string" calcext:value-type="string">
            <text:p>View</text:p>
          </table:table-cell>
          <table:table-cell table:formula="of:=ORG.LIBREOFFICE.REGEX([.A79]; &quot;Order Cost: ([1234567890.]*) €&quot;;&quot;$1&quot;)" office:value-type="string" office:string-value="66.78 " calcext:value-type="string">
            <text:p>66.78 </text:p>
          </table:table-cell>
          <table:table-cell table:formula="of:=[.C79]+[.C75]+[.C71]+[.C67]+[.C63]+[.C59]+[.C55]+[.C47]+[.C42]" office:value-type="float" office:value="454.59" calcext:value-type="float">
            <text:p>454.59</text:p>
          </table:table-cell>
          <table:table-cell/>
        </table:table-row>
        <table:table-row table:style-name="ro1">
          <table:table-cell office:value-type="string" calcext:value-type="string">
            <text:p>Order Number: 7223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21 Sept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83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formula="of:=SUM([.C44:.C86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yyty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3]*[.B93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4]*[.B9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kkauspussi</text:p>
          </table:table-cell>
          <table:table-cell office:value-type="float" office:value="2" calcext:value-type="float">
            <text:p>2</text:p>
          </table:table-cell>
          <table:table-cell table:formula="of:=[.D95]*[.B95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6]*[.B9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askuja</text:p>
          </table:table-cell>
          <table:table-cell office:value-type="float" office:value="1" calcext:value-type="float">
            <text:p>1</text:p>
          </table:table-cell>
          <table:table-cell table:formula="of:=[.D97]*[.B97]"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E93:.E97])" office:value-type="float" office:value="212" calcext:value-type="float">
            <text:p>212</text:p>
          </table:table-cell>
          <table:table-cell/>
        </table:table-row>
      </table:table>
      <table:table table:name="inventory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bivy, pattern 10" table:style-name="ta1">
        <office:forms form:automatic-focus="false" form:apply-design-mode="false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office:value-type="float" office:value="2.9" calcext:value-type="float">
            <text:p>2.9</text:p>
          </table:table-cell>
          <table:table-cell table:formula="of:=[.D2]*[.C2]" office:value-type="float" office:value="66.41" calcext:value-type="float">
            <text:p>66.41</text:p>
          </table:table-cell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formula="of:=[.D4]*[.C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5]*[.C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formula="of:=[.D7]*[.C7]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]*[.C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D9]*[.C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o-seeum</text:p>
          </table:table-cell>
          <table:table-cell office:value-type="string" calcext:value-type="string">
            <text:p>me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3])" office:value-type="float" office:value="102.11" calcext:value-type="float">
            <text:p>102.11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3-09-08T16:12:53.702208214</dc:date>
    <meta:editing-duration>P27DT6H3M21S</meta:editing-duration>
    <meta:editing-cycles>15</meta:editing-cycles>
    <meta:generator>LibreOffice/7.3.7.2$Linux_X86_64 LibreOffice_project/30$Build-2</meta:generator>
    <meta:document-statistic meta:table-count="7" meta:cell-count="637" meta:object-count="0"/>
  </office:meta>
</office:document-meta>
</file>